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T15" style:parent-style-name="Policepardéfaut" style:family="text">
      <style:text-properties fo:language="en" fo:country="US"/>
    </style:style>
  </office:automatic-styles>
  <office:body>
    <office:text text:use-soft-page-breaks="true">
      <text:p text:style-name="P1">SELECT * FROM names.names;</text:p>
      <text:p text:style-name="P2">SELECT name</text:p>
      <text:p text:style-name="P3">FROM names;</text:p>
      <text:p text:style-name="P4"/>
      <text:p text:style-name="P5">INSERT INTO names (name)</text:p>
      <text:p text:style-name="P6">VALUES('souha');</text:p>
      <text:p text:style-name="P7"/>
      <text:p text:style-name="P8">INSERT INTO names (name)</text:p>
      <text:p text:style-name="P9">VALUES('youssef'),('ali'),('soukaina'),('kamel');</text:p>
      <text:p text:style-name="P10"/>
      <text:p text:style-name="P11">UPDATE names</text:p>
      <text:p text:style-name="P12">SET name='mohamed'</text:p>
      <text:p text:style-name="P13">WHERE <text:s/>id=1;</text:p>
      <text:p text:style-name="P14"/>
      <text:p text:style-name="Normal"><text:span text:style-name="T15">DELETE FROM names WHERE id=4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ouhakaroui2016@gmail.com</meta:initial-creator>
    <dc:creator>souhakaroui2016@gmail.com</dc:creator>
    <meta:creation-date>2023-05-24T13:35:00Z</meta:creation-date>
    <dc:date>2023-05-24T13:36:00Z</dc:date>
    <meta:template xlink:href="Normal.dotm" xlink:type="simple"/>
    <meta:editing-cycles>1</meta:editing-cycles>
    <meta:editing-duration>PT60S</meta:editing-duration>
    <meta:document-statistic meta:page-count="1" meta:paragraph-count="1" meta:word-count="38" meta:character-count="246" meta:row-count="1" meta:non-whitespace-character-count="209"/>
  </office:meta>
</office:document-meta>
</file>